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7.691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6.108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2.39cm"/>
    </style:style>
    <style:style style:name="co8" style:family="table-column">
      <style:table-column-properties fo:break-before="auto" style:column-width="1.873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4.263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/>
      <style:text-properties fo:color="#0000ff" fo:font-size="14pt" style:font-size-asian="14pt" style:font-size-complex="14pt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2">
      <style:table-cell-properties style:cell-protect="none" style:print-content="true"/>
      <style:text-properties fo:color="#0000ff" fo:font-weight="bold" style:font-weight-asian="bold" style:font-weight-complex="bold"/>
    </style:style>
    <style:style style:name="ce8" style:family="table-cell" style:parent-style-name="Default" style:data-style-name="N1">
      <style:table-cell-properties style:cell-protect="none" style:print-content="true"/>
      <style:text-properties fo:color="#0000ff" fo:font-weight="bold" style:font-weight-asian="bold" style:font-weight-complex="bold"/>
    </style:style>
    <style:style style:name="ce9" style:family="table-cell" style:parent-style-name="Default" style:data-style-name="N61">
      <style:table-cell-properties style:cell-protect="none" style:print-content="true"/>
      <style:text-properties fo:color="#0000ff" fo:font-weight="bold" style:font-weight-asian="bold" style:font-weight-complex="bold"/>
    </style:style>
    <style:style style:name="ce1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/>
      <style:text-properties fo:color="#ff0000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/>
    </style:style>
    <style:style style:name="ce13" style:family="table-cell" style:parent-style-name="Default" style:data-style-name="N61">
      <style:table-cell-properties style:cell-protect="none" style:print-content="true"/>
      <style:text-properties fo:color="#ff0000" fo:font-weight="bold" style:font-weight-asian="bold" style:font-weight-complex="bold"/>
    </style:style>
    <style:style style:name="ce14" style:family="table-cell" style:parent-style-name="Default" style:data-style-name="N1">
      <style:table-cell-properties style:cell-protect="none" style:print-content="true"/>
      <style:text-properties fo:color="#ff0000" fo:font-weight="bold" style:font-weight-asian="bold" style:font-weight-complex="bold"/>
    </style:style>
    <style:style style:name="ce15" style:family="table-cell" style:parent-style-name="Default" style:data-style-name="N106">
      <style:table-cell-properties style:cell-protect="none" style:print-content="true"/>
      <style:text-properties fo:color="#ff0000" fo:font-weight="bold" style:font-weight-asian="bold" style:font-weight-complex="bold"/>
    </style:style>
    <style:style style:name="gr1" style:family="graphic">
      <style:graphic-properties fo:border="solid"/>
    </style:style>
    <style:style style:name="gr2" style:family="graphic">
      <style:graphic-properties draw:marker-start="Arrowheads_20_1" draw:marker-start-width="0.2cm" draw:marker-start-center="false" draw:fill="solid" draw:fill-color="#ffffc0" fo:min-height="7.11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/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value-range form:name="Scrollbar" form:control-implementation="ooo:com.sun.star.form.component.ScrollBar" form:id="control1" form:value="0" form:linked-cell="Sheet1.C9" form:page-step-size="100" form:step-size="10" form:delay-for-repeat="PT0.50S" form:min-value="1500" form:max-value="80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value-range form:name="Scrollbar" form:control-implementation="ooo:com.sun.star.form.component.ScrollBar" form:id="control2" form:value="0" form:linked-cell="Sheet1.C13" form:delay-for-repeat="PT0.50S" form:min-value="190" form:max-value="10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</form:form>
        </office:forms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" office:value-type="string">
            <office:annotation draw:style-name="gr2" draw:text-style-name="P2" svg:width="11.975cm" svg:height="7.311cm" svg:x="8.759cm" svg:y="0.001cm" draw:caption-point-x="-8.759cm" draw:caption-point-y="-0.001cm">
              <dc:creator>C</dc:creator>
              <dc:date>2008-06-16T00:00:00</dc:date>
              <text:p text:style-name="P2">Simplified model of a flame or plasma emission spectrometer. <text:s/>Includes the</text:p>
              <text:p text:style-name="P2">effects of solution transport, nebulization, excitation, collection of a fraction of the resulting light, and detection with a monochromator and PM tube.</text:p>
              <text:p text:style-name="P2"/>
              <text:p text:style-name="P2">The main purpose of this simulation is to demonstrate that atomic emission spectroscopy is capable of trace analysis of solutions under the right conditions. <text:s/>Illustrates why high <text:s/>temperatures are required for elements with high excitation potentials. <text:s/>This model will not predict signal-to-noise ratios accurately in all cases because of its many simplifying assumptions: Thermal equilibrium; overall atomization efficiency includes nebulization </text:p>
              <text:p text:style-name="P2">efficiency and free-atom fraction (both assumed independent of temperature); no ionization or compound formation; self-absorption is ignored; only photon noise considered, no background emission; usual optical assumptions.</text:p>
              <text:p text:style-name="P2"/>
              <text:p text:style-name="P2">Note: You may adjust the temperature and the wavelength with either the sliders or by typing into the inputs column.</text:p>
            </office:annotation>
            <text:p>Signal-to-noise ratio of an atomic emission spectrometer</text:p>
          </table:table-cell>
          <table:table-cell table:number-columns-repeated="254"/>
        </table:table-row>
        <table:table-row table:style-name="ro3">
          <table:table-cell/>
          <table:table-cell table:style-name="Default"/>
          <table:table-cell table:style-name="ce5" office:value-type="string">
            <text:p>A simplified model</text:p>
          </table:table-cell>
          <table:table-cell table:number-columns-repeated="253"/>
        </table:table-row>
        <table:table-row table:style-name="ro4">
          <table:table-cell/>
          <table:table-cell table:style-name="ce3" office:value-type="string">
            <text:p>Inputs data</text:p>
          </table:table-cell>
          <table:table-cell table:style-name="ce6" table:number-columns-repeated="2"/>
          <table:table-cell table:style-name="ce10" office:value-type="string">
            <text:p>Calculated Outputs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Concentration, cg</text:p>
          </table:table-cell>
          <table:table-cell table:style-name="ce7" office:value-type="float" office:value="0.1">
            <text:p>0.10</text:p>
          </table:table-cell>
          <table:table-cell table:style-name="ce4" office:value-type="string">
            <text:p>ug/mL</text:p>
          </table:table-cell>
          <table:table-cell table:style-name="ce4" office:value-type="string">
            <text:p>analyte molarity, c</text:p>
          </table:table-cell>
          <table:table-cell table:style-name="ce13" table:formula="oooc:=0.001*cg/MW" office:value-type="float" office:value="0.0000015748031496063">
            <text:p>1.57E-06</text:p>
          </table:table-cell>
          <table:table-cell table:style-name="ce4" office:value-type="string">
            <text:p>mole/L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Solution flow rate, F</text:p>
          </table:table-cell>
          <table:table-cell table:style-name="ce7" office:value-type="float" office:value="0.083333333333333">
            <text:p>0.08</text:p>
          </table:table-cell>
          <table:table-cell table:style-name="ce4" office:value-type="string">
            <text:p>mL/sec</text:p>
          </table:table-cell>
          <table:table-cell table:style-name="ce4" office:value-type="string">
            <text:p>frequency of transition, fo</text:p>
          </table:table-cell>
          <table:table-cell table:style-name="ce13" table:formula="oooc:=(2.998E+017)/lambda" office:value-type="float" office:value="654585152838428">
            <text:p>6.55E+14</text:p>
          </table:table-cell>
          <table:table-cell table:style-name="ce4" office:value-type="string">
            <text:p>Hz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Overall atomization efficiency, epsilon</text:p>
          </table:table-cell>
          <table:table-cell table:style-name="ce7" office:value-type="float" office:value="0.03">
            <text:p>0.03</text:p>
          </table:table-cell>
          <table:table-cell/>
          <table:table-cell table:style-name="ce4" office:value-type="string">
            <text:p>energy of transition, E</text:p>
          </table:table-cell>
          <table:table-cell table:style-name="ce13" table:formula="oooc:=(6.6261E-034)*freq" office:value-type="float" office:value="4.33734668122271E-019">
            <text:p>4.34E-19</text:p>
          </table:table-cell>
          <table:table-cell table:style-name="ce4" office:value-type="string">
            <text:p>Joule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Total gas flow rate, Q</text:p>
          </table:table-cell>
          <table:table-cell table:style-name="ce7" office:value-type="float" office:value="0.166666666666667">
            <text:p>0.17</text:p>
          </table:table-cell>
          <table:table-cell table:style-name="ce4" office:value-type="string">
            <text:p>L/sec</text:p>
          </table:table-cell>
          <table:table-cell table:style-name="ce4" office:value-type="string">
            <text:p>Boltzman factor</text:p>
          </table:table-cell>
          <table:table-cell table:style-name="ce13" table:formula="oooc:=EXP((-E)/(T*1.3805E-023))" office:value-type="float" office:value="0.0000234360107662679">
            <text:p>2.34E-05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Flame/plasma temperature, T</text:p>
          </table:table-cell>
          <table:table-cell table:style-name="ce8" office:value-type="float" office:value="2947">
            <text:p>2947</text:p>
          </table:table-cell>
          <table:table-cell table:style-name="ce4" office:value-type="string">
            <text:p>K</text:p>
          </table:table-cell>
          <table:table-cell table:style-name="ce4" office:value-type="string">
            <text:p>gas expansion factor, ef</text:p>
          </table:table-cell>
          <table:table-cell table:style-name="ce14" table:formula="oooc:=(nT*T)/(nRT*298)" office:value-type="float" office:value="9.88926174496644">
            <text:p>10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Relative # moles burnt gases, nT</text:p>
          </table:table-cell>
          <table:table-cell table:style-name="ce8" office:value-type="float" office:value="1">
            <text:p>1</text:p>
          </table:table-cell>
          <table:table-cell/>
          <table:table-cell table:style-name="ce4" office:value-type="string">
            <text:p>Number in upper state , nupper</text:p>
          </table:table-cell>
          <table:table-cell table:style-name="ce14" table:formula="oooc:=nlower*(gupper/glower)*EXP((-E)/(T*1.3805E-023))" office:value-type="float" office:value="67176.6893599312">
            <text:p>67177</text:p>
          </table:table-cell>
          <table:table-cell table:style-name="ce4" office:value-type="string">
            <text:p>cm-3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Relative # moles unburnt gases, nRT</text:p>
          </table:table-cell>
          <table:table-cell table:style-name="ce8" office:value-type="float" office:value="1">
            <text:p>1</text:p>
          </table:table-cell>
          <table:table-cell/>
          <table:table-cell table:style-name="ce4" office:value-type="string">
            <text:p>Number in lower state, nlower</text:p>
          </table:table-cell>
          <table:table-cell table:style-name="ce13" table:formula="oooc:=6E+017*F*epsilon*c/(Q*ef)" office:value-type="float" office:value="1433193772.39364">
            <text:p>1.43E+09</text:p>
          </table:table-cell>
          <table:table-cell table:style-name="ce4" office:value-type="string">
            <text:p>cm-3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Formula weight of analyte, MW</text:p>
          </table:table-cell>
          <table:table-cell table:style-name="ce7" office:value-type="float" office:value="63.5">
            <text:p>63.50</text:p>
          </table:table-cell>
          <table:table-cell table:style-name="ce4" office:value-type="string">
            <text:p>g/mole</text:p>
          </table:table-cell>
          <table:table-cell table:style-name="ce4" office:value-type="string">
            <text:p>Emission radiance, Be</text:p>
          </table:table-cell>
          <table:table-cell table:style-name="ce13" table:formula="oooc:=Aji*E*nupper*l/(4*PI())" office:value-type="float" office:value="0.00000023186375731899">
            <text:p>2.32E-07</text:p>
          </table:table-cell>
          <table:table-cell table:style-name="ce4" office:value-type="string">
            <text:p>watts/sr/cm2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Wavelength of line, lambda</text:p>
          </table:table-cell>
          <table:table-cell table:style-name="ce8" office:value-type="float" office:value="458">
            <text:p>458</text:p>
          </table:table-cell>
          <table:table-cell table:style-name="ce4" office:value-type="string">
            <text:p>nm</text:p>
          </table:table-cell>
          <table:table-cell table:style-name="ce4" office:value-type="string">
            <text:p>radiant cathode sensitivity, Rlambda</text:p>
          </table:table-cell>
          <table:table-cell table:style-name="ce15" table:formula="oooc:=(Klambda*1.602E-019)/E" office:value-type="float" office:value="0.0369350231314319">
            <text:p>0.037</text:p>
          </table:table-cell>
          <table:table-cell table:style-name="ce4" office:value-type="string">
            <text:p>amps/watt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Einstein A coefficient, Aji</text:p>
          </table:table-cell>
          <table:table-cell table:style-name="ce9" office:value-type="float" office:value="100000000">
            <text:p>1.00E+08</text:p>
          </table:table-cell>
          <table:table-cell table:style-name="ce4" office:value-type="string">
            <text:p>sec-1</text:p>
          </table:table-cell>
          <table:table-cell table:style-name="ce4" office:value-type="string">
            <text:p>photoanodic current, Ie</text:p>
          </table:table-cell>
          <table:table-cell table:style-name="ce13" table:formula="oooc:=m*Rlambda*W*H*omega*Top*Be" office:value-type="float" office:value="0.00000064229199299382">
            <text:p>6.42E-07</text:p>
          </table:table-cell>
          <table:table-cell table:style-name="ce4" office:value-type="string">
            <text:p>amps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Statistical weight of lower state,glower</text:p>
          </table:table-cell>
          <table:table-cell table:style-name="ce8" office:value-type="float" office:value="2">
            <text:p>2</text:p>
          </table:table-cell>
          <table:table-cell/>
          <table:table-cell table:style-name="ce4" office:value-type="string">
            <text:p>photon flux on detector, PhotFlux</text:p>
          </table:table-cell>
          <table:table-cell table:style-name="ce13" table:formula="oooc:=Aji*nupper*W*H*omega*Top/(4*PI())" office:value-type="float" office:value="133643777.152272">
            <text:p>1.34E+08</text:p>
          </table:table-cell>
          <table:table-cell table:style-name="ce4" office:value-type="string">
            <text:p>photons/sec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Statistical weight of upper state, gupper</text:p>
          </table:table-cell>
          <table:table-cell table:style-name="ce8" office:value-type="float" office:value="4">
            <text:p>4</text:p>
          </table:table-cell>
          <table:table-cell/>
          <table:table-cell table:style-name="ce4" office:value-type="string">
            <text:p>photoelectron emission rate, Rcp</text:p>
          </table:table-cell>
          <table:table-cell table:style-name="ce13" table:formula="oooc:=Klambda*PhotFlux" office:value-type="float" office:value="13364377.7152272">
            <text:p>1.34E+07</text:p>
          </table:table-cell>
          <table:table-cell table:style-name="ce4" office:value-type="string">
            <text:p>sec-1</text:p>
          </table:table-cell>
          <table:table-cell table:number-columns-repeated="249"/>
        </table:table-row>
        <table:table-row table:style-name="ro5">
          <table:table-cell/>
          <table:table-cell office:value-type="string">
            <text:p>Path length, l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cm</text:p>
          </table:table-cell>
          <table:table-cell table:style-name="ce4" office:value-type="string">
            <text:p>Signal-to-photon-noise ratio, SNR</text:p>
          </table:table-cell>
          <table:table-cell table:style-name="ce14" table:formula="oooc:=Rcp/SQRT(Rcp)" office:value-type="float" office:value="3655.73217225048">
            <text:p>3656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Quantum efficiency of photocathode, Klambda</text:p>
          </table:table-cell>
          <table:table-cell table:style-name="ce7" office:value-type="float" office:value="0.1">
            <text:p>0.10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Photomultiplier gain, m</text:p>
          </table:table-cell>
          <table:table-cell table:style-name="ce7" office:value-type="float" office:value="300000">
            <text:p>300000.00</text:p>
          </table:table-cell>
          <table:table-cell>
            <draw:control table:end-cell-address="Sheet1.F21" table:end-x="1.978cm" table:end-y="0.038cm" draw:z-index="0" draw:style-name="gr1" draw:text-style-name="P1" svg:width="8.077cm" svg:height="0.532cm" svg:x="1.483cm" svg:y="0.41cm" draw:control="control1"/>
          </table:table-cell>
          <table:table-cell table:style-name="ce11" office:value-type="string">
            <text:p>Temperature: 1000 – 8000 K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Slit width, W</text:p>
          </table:table-cell>
          <table:table-cell table:style-name="ce7" office:value-type="float" office:value="0.05">
            <text:p>0.05</text:p>
          </table:table-cell>
          <table:table-cell table:style-name="ce4" office:value-type="string">
            <text:p>cm</text:p>
          </table:table-cell>
          <table:table-cell office:value-type="float" office:value="707">
            <text:p>707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Slit height, H</text:p>
          </table:table-cell>
          <table:table-cell table:style-name="ce7" office:value-type="float" office:value="0.5">
            <text:p>0.50</text:p>
          </table:table-cell>
          <table:table-cell table:style-name="ce4" office:value-type="string">
            <text:p>cm</text:p>
          </table:table-cell>
          <table:table-cell table:number-columns-repeated="252"/>
        </table:table-row>
        <table:table-row table:style-name="ro5">
          <table:table-cell/>
          <table:table-cell office:value-type="string">
            <text:p>Solid angle of monochromator, omega</text:p>
          </table:table-cell>
          <table:table-cell table:style-name="ce7" office:value-type="float" office:value="0.02">
            <text:p>0.02</text:p>
          </table:table-cell>
          <table:table-cell table:style-name="ce4" office:value-type="string">
            <text:p>sr</text:p>
            <draw:control table:end-cell-address="Sheet1.F24" table:end-x="1.978cm" table:end-y="0.037cm" draw:z-index="1" draw:style-name="gr1" draw:text-style-name="P1" svg:width="8.077cm" svg:height="0.532cm" svg:x="1.483cm" svg:y="0.409cm" draw:control="control2"/>
          </table:table-cell>
          <table:table-cell table:style-name="ce12" office:value-type="string">
            <text:p>Wavelength: 100 – 1000 nm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Monochromator transmission factor, Top</text:p>
          </table:table-cell>
          <table:table-cell table:style-name="ce7" office:value-type="float" office:value="0.5">
            <text:p>0.50</text:p>
          </table:table-cell>
          <table:table-cell table:number-columns-repeated="253"/>
        </table:table-row>
        <table:table-row table:style-name="ro5">
          <table:table-cell/>
          <table:table-cell table:style-name="Default"/>
          <table:table-cell table:number-columns-repeated="254"/>
        </table:table-row>
        <table:table-row table:style-name="ro5">
          <table:table-cell/>
          <table:table-cell office:value-type="string">
            <text:p>Tom O'Haver, 1997, 2008</text:p>
          </table:table-cell>
          <table:table-cell table:number-columns-repeated="254"/>
        </table:table-row>
        <table:table-row table:style-name="ro5">
          <table:table-cell/>
          <table:table-cell table:style-name="Default"/>
          <table:table-cell table:number-columns-repeated="254"/>
        </table:table-row>
        <table:table-row table:style-name="ro5">
          <table:table-cell/>
          <table:table-cell office:value-type="string">
            <text:p>Equations used in this simulation:</text:p>
          </table:table-cell>
          <table:table-cell table:number-columns-repeated="254"/>
        </table:table-row>
        <table:table-row table:style-name="ro5">
          <table:table-cell/>
          <table:table-cell office:value-type="string">
            <text:p>analyte molarity, c</text:p>
          </table:table-cell>
          <table:table-cell table:style-name="ce4" office:value-type="string">
            <text:p>=0.001*cg/MW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frequency of transition, fo</text:p>
          </table:table-cell>
          <table:table-cell table:style-name="ce4" office:value-type="string">
            <text:p>=(2.998E+17)/lambda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energy of transition, E</text:p>
          </table:table-cell>
          <table:table-cell table:style-name="ce4" office:value-type="string">
            <text:p>=(6.6261E-34)*freq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Boltzman factor</text:p>
          </table:table-cell>
          <table:table-cell table:style-name="ce4" office:value-type="string">
            <text:p>=exp(-E/(T*1.3805E-23))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gas expansion factor, ef</text:p>
          </table:table-cell>
          <table:table-cell table:style-name="ce4" office:value-type="string">
            <text:p>=(nT*T)/(nRT*298)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Number in upper state , nupper</text:p>
          </table:table-cell>
          <table:table-cell table:style-name="ce4" office:value-type="string">
            <text:p>=nlower*(gupper/glower)*exp(-E/(T*1.3805E-23)) 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Number in lower state, nlower</text:p>
          </table:table-cell>
          <table:table-cell table:style-name="ce4" office:value-type="string">
            <text:p>=6.00E+17*F*epsilon*c/(Q*ef)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Emission radiance, Be</text:p>
          </table:table-cell>
          <table:table-cell table:style-name="ce4" office:value-type="string">
            <text:p>=Aji*E*nupper*l/(4*pi())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radiant cathode sensitivity, Rlambda</text:p>
          </table:table-cell>
          <table:table-cell table:style-name="ce4" office:value-type="string">
            <text:p>=(Klambda*1.602E-19)/E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photoanodic current, Ie</text:p>
          </table:table-cell>
          <table:table-cell table:style-name="ce4" office:value-type="string">
            <text:p>=m*Rlambda*W*H*omega*Top*Be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photon flux on detector, PhotFlux</text:p>
          </table:table-cell>
          <table:table-cell table:style-name="ce4" office:value-type="string">
            <text:p>=Aji*nupper*W*H*omega*Top/(4*pi())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photoelectron emission rate, Rcp</text:p>
          </table:table-cell>
          <table:table-cell table:style-name="ce4" office:value-type="string">
            <text:p>=Klambda*PhotFlux</text:p>
          </table:table-cell>
          <table:table-cell table:number-columns-repeated="253"/>
        </table:table-row>
        <table:table-row table:style-name="ro5">
          <table:table-cell/>
          <table:table-cell office:value-type="string">
            <text:p>Signal-to-photon-noise ratio, SNR</text:p>
          </table:table-cell>
          <table:table-cell table:style-name="ce4" office:value-type="string">
            <text:p>=Rcp/sqrt(Rcp)</text:p>
          </table:table-cell>
          <table:table-cell table:number-columns-repeated="253"/>
        </table:table-row>
        <table:table-row table:style-name="ro5" table:number-rows-repeated="8">
          <table:table-cell/>
          <table:table-cell table:style-name="Default"/>
          <table:table-cell table:number-columns-repeated="254"/>
        </table:table-row>
        <table:table-row table:style-name="ro6">
          <table:table-cell table:style-name="ce1"/>
          <table:table-cell table:style-name="ce1" office:value-type="string">
            <text:p>Simplified model of a flame or plasma emission spectrometer. <text:s/>Includes the</text:p>
          </table:table-cell>
          <table:table-cell table:number-columns-repeated="254"/>
        </table:table-row>
        <table:table-row table:style-name="ro6">
          <table:table-cell table:style-name="ce1"/>
          <table:table-cell table:style-name="ce1" office:value-type="string">
            <text:p>effects of solution transport, nebulization, excitation, collection of a fraction of</text:p>
          </table:table-cell>
          <table:table-cell table:number-columns-repeated="254"/>
        </table:table-row>
        <table:table-row table:style-name="ro6">
          <table:table-cell table:style-name="ce1"/>
          <table:table-cell table:style-name="ce1" office:value-type="string">
            <text:p>the resulting light, and detection with a monochromator and PM tube.</text:p>
          </table:table-cell>
          <table:table-cell table:number-columns-repeated="254"/>
        </table:table-row>
        <table:table-row table:style-name="ro5">
          <table:table-cell table:style-name="ce1" table:number-columns-repeated="2"/>
          <table:table-cell table:number-columns-repeated="254"/>
        </table:table-row>
        <table:table-row table:style-name="ro7">
          <table:table-cell table:style-name="ce1"/>
          <table:table-cell table:style-name="ce1" office:value-type="string">
            <text:p>The main purpose of this simulation is to demonstrate that atomic emission spectroscopy is capable of trace analysis of solutions under the right conditions. <text:s/>Illustrates why high <text:s/>temperatures are required for elements with high excitation potentials. <text:s/>This model will not predict signal-to-noise ratios accurately in all cases because of its many simplifying assumptions: Thermal equilibrium; overall atomization efficiency includes nebulization </text:p>
          </table:table-cell>
          <table:table-cell table:number-columns-repeated="254"/>
        </table:table-row>
        <table:table-row table:style-name="ro6">
          <table:table-cell table:style-name="ce1"/>
          <table:table-cell table:style-name="ce1" office:value-type="string">
            <text:p>efficiency and free-atom fraction (both assumed independent of temperature); no </text:p>
          </table:table-cell>
          <table:table-cell table:number-columns-repeated="254"/>
        </table:table-row>
        <table:table-row table:style-name="ro8">
          <table:table-cell table:style-name="ce1"/>
          <table:table-cell table:style-name="ce1" office:value-type="string">
            <text:p>ionization or compound formation; self-absorption is ignored; only photon noise considered, no background emission; usual optical assumptions.</text:p>
          </table:table-cell>
          <table:table-cell table:number-columns-repeated="254"/>
        </table:table-row>
        <table:table-row table:style-name="ro5">
          <table:table-cell table:style-name="ce1" table:number-columns-repeated="2"/>
          <table:table-cell table:number-columns-repeated="254"/>
        </table:table-row>
        <table:table-row table:style-name="ro9">
          <table:table-cell table:style-name="ce1"/>
          <table:table-cell table:style-name="ce1" office:value-type="string">
            <text:p>Note: You may adjust the temperature and the wavelength with either the sliders or by typing into the inputs column.</text:p>
          </table:table-cell>
          <table:table-cell table:number-columns-repeated="254"/>
        </table:table-row>
      </table:table>
      <table:named-expressions>
        <table:named-range table:name="SNRp" table:base-cell-address="$Sheet1.$A$1" table:cell-range-address=".$F$17"/>
        <table:named-range table:name="Rcp" table:base-cell-address="$Sheet1.$A$1" table:cell-range-address=".$F$16"/>
        <table:named-range table:name="PhotFlux" table:base-cell-address="$Sheet1.$A$1" table:cell-range-address=".$F$15"/>
        <table:named-range table:name="Ie" table:base-cell-address="$Sheet1.$A$1" table:cell-range-address=".$F$14"/>
        <table:named-range table:name="Be" table:base-cell-address="$Sheet1.$A$1" table:cell-range-address=".$F$12"/>
        <table:named-range table:name="nlower" table:base-cell-address="$Sheet1.$A$1" table:cell-range-address=".$F$11"/>
        <table:named-range table:name="nRT" table:base-cell-address="$Sheet1.$A$1" table:cell-range-address=".$C$11"/>
        <table:named-range table:name="ef" table:base-cell-address="$Sheet1.$A$1" table:cell-range-address=".$F$9"/>
        <table:named-range table:name="E" table:base-cell-address="$Sheet1.$A$1" table:cell-range-address=".$F$7"/>
        <table:named-range table:name="freq" table:base-cell-address="$Sheet1.$A$1" table:cell-range-address=".$F$6"/>
        <table:named-range table:name="c" table:base-cell-address="$Sheet1.$A$1" table:cell-range-address=".$F$5"/>
        <table:named-range table:name="Top" table:base-cell-address="$Sheet1.$A$1" table:cell-range-address=".$C$23"/>
        <table:named-range table:name="omega" table:base-cell-address="$Sheet1.$A$1" table:cell-range-address=".$C$22"/>
        <table:named-range table:name="H" table:base-cell-address="$Sheet1.$A$1" table:cell-range-address=".$C$21"/>
        <table:named-range table:name="W" table:base-cell-address="$Sheet1.$A$1" table:cell-range-address=".$C$20"/>
        <table:named-range table:name="m" table:base-cell-address="$Sheet1.$A$1" table:cell-range-address=".$C$19"/>
        <table:named-range table:name="Klambda" table:base-cell-address="$Sheet1.$A$1" table:cell-range-address=".$C$18"/>
        <table:named-range table:name="Rlambda" table:base-cell-address="$Sheet1.$A$1" table:cell-range-address=".$F$13"/>
        <table:named-range table:name="l" table:base-cell-address="$Sheet1.$A$1" table:cell-range-address=".$C$17"/>
        <table:named-range table:name="gupper" table:base-cell-address="$Sheet1.$A$1" table:cell-range-address=".$C$16"/>
        <table:named-range table:name="glower" table:base-cell-address="$Sheet1.$A$1" table:cell-range-address=".$C$15"/>
        <table:named-range table:name="Aji" table:base-cell-address="$Sheet1.$A$1" table:cell-range-address=".$C$14"/>
        <table:named-range table:name="MW" table:base-cell-address="$Sheet1.$A$1" table:cell-range-address=".$C$12"/>
        <table:named-range table:name="nupper" table:base-cell-address="$Sheet1.$A$1" table:cell-range-address=".$F$10"/>
        <table:named-range table:name="nT" table:base-cell-address="$Sheet1.$A$1" table:cell-range-address=".$C$10"/>
        <table:named-range table:name="T" table:base-cell-address="$Sheet1.$A$1" table:cell-range-address=".$C$9"/>
        <table:named-range table:name="K" table:base-cell-address="$Sheet1.$A$1" table:cell-range-address=".$C$9"/>
        <table:named-range table:name="Q" table:base-cell-address="$Sheet1.$A$1" table:cell-range-address=".$C$8"/>
        <table:named-range table:name="epsilon" table:base-cell-address="$Sheet1.$A$1" table:cell-range-address=".$C$7"/>
        <table:named-range table:name="F" table:base-cell-address="$Sheet1.$A$1" table:cell-range-address=".$C$6"/>
        <table:named-range table:name="cg" table:base-cell-address="$Sheet1.$A$1" table:cell-range-address=".$C$5"/>
        <table:named-range table:name="lambda" table:base-cell-address="$Sheet1.$A$1" table:cell-range-address=".$C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R">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R">$</number:currency-symbol>
      <number:text> </number:text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3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integer-digits="1"/>
    </number:number-style>
    <number:percentage-style style:name="N110">
      <number:number number:decimal-places="3" number:min-integer-digits="1"/>
      <number:text>%</number:text>
    </number:percentage-style>
    <number:currency-style style:name="N111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percentage-style style:name="N112">
      <number:number number:decimal-places="1" number:min-integer-digits="1"/>
      <number:text>%</number:text>
    </number:percentage-style>
    <number:percentage-style style:name="N113">
      <number:number number:decimal-places="4" number:min-integer-digits="1"/>
      <number:text>%</number:text>
    </number:percentage-style>
    <number:number-style style:name="N114">
      <number:number number:decimal-places="4" number:min-integer-digits="1"/>
    </number:number-style>
    <number:currency-style style:name="N115P0" style:volatile="true">
      <number:currency-symbol number:language="es" number:country="CR">¢</number:currency-symbol>
      <number:text> </number:text>
      <number:number number:decimal-places="0" number:min-integer-digits="1" number:grouping="true"/>
    </number:currency-style>
    <number:currency-style style:name="N115">
      <number:text>-</number:text>
      <number:currency-symbol number:language="es" number:country="CR">¢</number:currency-symbol>
      <number:text> </number:text>
      <number:number number: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nn" number:country="NO">kr</number:currency-symbol>
      <number:number number:decimal-places="0" number:min-integer-digits="1" number:grouping="true"/>
    </number:currency-style>
    <number:currency-style style:name="N116">
      <number:currency-symbol number:language="nn" number:country="NO">kr</number:currency-symbol>
      <number:number number:decimal-places="0" number:min-integer-digits="1" number:grouping="true"/>
      <number:text>-</number:text>
      <style:map style:condition="value()&gt;=0" style:apply-style-name="N116P0"/>
    </number:currency-style>
    <number:currency-style style:name="N117P0" style:volatile="true">
      <number:currency-symbol number:language="nn" number:country="NO">kr</number:currency-symbol>
      <number:number number:decimal-places="2" number:min-integer-digits="1" number:grouping="true"/>
    </number:currency-style>
    <number:currency-style style:name="N117">
      <number:currency-symbol number:language="nn" number:country="NO">kr</number:currency-symbol>
      <number:number number:decimal-places="2" number:min-integer-digits="1" number:grouping="true"/>
      <number:text>-</number:text>
      <style:map style:condition="value()&gt;=0" style:apply-style-name="N117P0"/>
    </number:currency-style>
    <number:currency-style style:name="N118P0" style:volatile="true">
      <number:currency-symbol number:language="nn" number:country="NO">kr</number:currency-symbol>
      <number:number number:decimal-places="0" number:min-integer-digits="1" number:grouping="true"/>
    </number:currency-style>
    <number:currency-style style:name="N118">
      <style:text-properties fo:color="#000000"/>
      <number:currency-symbol number:language="nn" number:country="NO">kr</number:currency-symbol>
      <number:number number:decimal-places="0" number:min-integer-digits="1" number:grouping="true"/>
      <number:text>-</number:text>
      <style:map style:condition="value()&gt;=0" style:apply-style-name="N118P0"/>
    </number:currency-style>
    <number:currency-style style:name="N119P0" style:volatile="true">
      <number:currency-symbol number:language="nn" number:country="NO">kr</number:currency-symbol>
      <number:number number:decimal-places="2" number:min-integer-digits="1" number:grouping="true"/>
    </number:currency-style>
    <number:currency-style style:name="N119">
      <style:text-properties fo:color="#000000"/>
      <number:currency-symbol number:language="nn" number:country="NO">kr</number:currency-symbol>
      <number:number number:decimal-places="2" number:min-integer-digits="1" number:grouping="true"/>
      <number:text>-</number:text>
      <style:map style:condition="value()&gt;=0" style:apply-style-name="N119P0"/>
    </number:currency-style>
    <number:currency-style style:name="N120P0" style:volatile="true">
      <number:currency-symbol number:language="nn" number:country="NO">kr</number:currency-symbol>
      <number:number number:decimal-places="2" number:min-integer-digits="1" number:decimal-replacement="--" number:grouping="true"/>
    </number:currency-style>
    <number:currency-style style:name="N120">
      <style:text-properties fo:color="#000000"/>
      <number:currency-symbol number:language="nn" number:country="NO">kr</number:currency-symbol>
      <number:number number:decimal-places="2" number:min-integer-digits="1" number:decimal-replacement="--" number:grouping="true"/>
      <number:text>-</number:text>
      <style:map style:condition="value()&gt;=0" style:apply-style-name="N120P0"/>
    </number:currency-style>
    <number:currency-style style:name="N12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21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23">
      <style:text-properties fo:color="#00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4">
      <style:text-properties fo:color="#00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25">
      <style:text-properties fo:color="#00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25P0"/>
    </number:currency-style>
    <number:currency-style style:name="N5106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5106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5106P0"/>
    </number:currency-style>
    <number:currency-style style:name="N10106P0" style:volatile="true" number:language="en" number:country="ZA">
      <number:currency-symbol number:language="en" number:country="ZA">R</number:currency-symbol>
      <number:number number:decimal-places="2" number:min-integer-digits="1" number:grouping="true"/>
    </number:currency-style>
    <number:currency-style style:name="N10106" number:language="en" number:country="ZA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106P0"/>
    </number:currency-style>
    <number:currency-style style:name="N1510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510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5103P0"/>
    </number:currency-style>
    <number:currency-style style:name="N15104" number:language="it" number:country="IT">
      <number:number number:decimal-places="2" number:min-integer-digits="1" number:grouping="true"/>
      <number:text> </number:text>
      <number:currency-symbol>CRC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6">16-06-2008</text:date>, <text:time>11:1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Tom O'Haver</dc:creator>
    <dc:date>2008-06-16T11:19:02</dc:date>
    <meta:editing-cycles>10</meta:editing-cycles>
    <meta:editing-duration>PT2H59M9S</meta:editing-duration>
    <meta:user-defined meta:name="Info 1"/>
    <meta:user-defined meta:name="Info 2"/>
    <meta:user-defined meta:name="Info 3"/>
    <meta:user-defined meta:name="Info 4"/>
    <meta:document-statistic meta:table-count="1" meta:cell-count="127" meta:object-count="2"/>
  </office:meta>
</office:document-meta>
</file>